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ee 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formula="of:=SUM([.A2:.B2])" office:value-type="float" office:value="59" calcext:value-type="float">
            <text:p>59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Desvio Padra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SUM([.A3:.B3])" office:value-type="float" office:value="56" calcext:value-type="float">
            <text:p>56</text:p>
          </table:table-cell>
          <table:table-cell/>
          <table:table-cell table:style-name="ce1" office:value-type="float" office:value="59.1" calcext:value-type="float">
            <text:p>59,1</text:p>
          </table:table-cell>
          <table:table-cell table:style-name="ce1" office:value-type="float" office:value="1.920937" calcext:value-type="float">
            <text:p>1,9209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SUM([.A4:.B4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SUM([.A5:.B5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SUM([.A6:.B6]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SUM([.A7:.B7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SUM([.A8:.B8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SUM([.A9:.B9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SUM([.A10:.B10]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formula="of:=SUM([.A11:.B11])" office:value-type="float" office:value="63" calcext:value-type="float">
            <text:p>63</text:p>
          </table:table-cell>
          <table:table-cell table:number-columns-repeated="3"/>
        </table:table-row>
      </table:table>
      <table:table table:name="Tree 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office:value-type="string" calcext:value-type="string">
            <text:p>Node 3</text:p>
          </table:table-cell>
          <table:table-cell office:value-type="string" calcext:value-type="string">
            <text:p>Node 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SUM([.A2:.D2])" office:value-type="float" office:value="64" calcext:value-type="float">
            <text:p>64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Desvio Padra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UM([.A3:.D3])" office:value-type="float" office:value="65" calcext:value-type="float">
            <text:p>65</text:p>
          </table:table-cell>
          <table:table-cell/>
          <table:table-cell table:style-name="ce1" office:value-type="float" office:value="63.3" calcext:value-type="float">
            <text:p>63,3</text:p>
          </table:table-cell>
          <table:table-cell table:style-name="ce1" office:value-type="float" office:value="1.004988" calcext:value-type="float">
            <text:p>1,0049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A4:.D4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([.A5:.D5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SUM([.A6:.D6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([.A7:.D7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SUM([.A8:.D8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([.A9:.D9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SUM([.A10:.D10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SUM([.A11:.D11])" office:value-type="float" office:value="63" calcext:value-type="float">
            <text:p>63</text:p>
          </table:table-cell>
          <table:table-cell table:number-columns-repeated="3"/>
        </table:table-row>
      </table:table>
      <table:table table:name="Tree 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office:value-type="string" calcext:value-type="string">
            <text:p>Node 3</text:p>
          </table:table-cell>
          <table:table-cell office:value-type="string" calcext:value-type="string">
            <text:p>Node 4</text:p>
          </table:table-cell>
          <table:table-cell office:value-type="string" calcext:value-type="string">
            <text:p>Node 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UM([.A2:.E2])" office:value-type="float" office:value="72" calcext:value-type="float">
            <text:p>72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Desvio padra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A3:.E3])" office:value-type="float" office:value="71" calcext:value-type="float">
            <text:p>71</text:p>
          </table:table-cell>
          <table:table-cell/>
          <table:table-cell table:style-name="ce1" office:value-type="float" office:value="70.5" calcext:value-type="float">
            <text:p>70,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A4:.E4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UM([.A5:.E5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A6:.E6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UM([.A7:.E7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A8:.E8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A9:.E9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A10:.E10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UM([.A11:.E11])" office:value-type="float" office:value="69" calcext:value-type="float">
            <text:p>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18:32.959173887</meta:creation-date>
    <dc:date>2019-01-24T18:00:47.224701494</dc:date>
    <meta:editing-duration>PT2H32M9S</meta:editing-duration>
    <meta:editing-cycles>3</meta:editing-cycles>
    <meta:generator>LibreOffice/6.0.7.3$Linux_X86_64 LibreOffice_project/00m0$Build-3</meta:generator>
    <meta:document-statistic meta:table-count="3" meta:cell-count="163" meta:object-count="0"/>
  </office:meta>
</office:document-meta>
</file>